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03560283880558635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07770872816261133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41045310229632341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76365079161486683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2372046043049953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86717437560946659"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66081218069403761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05065679078482286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5758375" text:continue-list="list766081218069403761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9917535889488103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6854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7013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5777605"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5769879"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74923"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15535500621975603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09713290966005622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48100971369853016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52939"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22310974793021743"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857540632373178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488159840829415209" text:style-name="L15">
        <text:list-item>
          <text:list>
            <text:list-header>
              <text:p text:style-name="P170">1.5 miles averaging about 9:40/mile and rest 1 min</text:p>
            </text:list-header>
          </text:list>
        </text:list-item>
      </text:list>
      <text:p text:style-name="P23">1 mile in 8:26 and rest 2 min</text:p>
      <text:list xml:id="list450152182233650879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80326127060960757"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78113"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80791463480795521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44823499270151905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61336362943789152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5765227" text:continue-list="list2448234992701519054" text:style-name="L19">
        <text:list-item>
          <text:list>
            <text:list-header>
              <text:p text:style-name="P174">(Pace*HR)=1240</text:p>
            </text:list-header>
          </text:list>
        </text:list-item>
      </text:list>
      <text:list xml:id="list35781058" text:continue-list="list1807914634807955214" text:style-name="L18">
        <text:list-item>
          <text:list>
            <text:list-header>
              <text:p text:style-name="P173">2 miles at 10:46/mile Ave HR= 121 bpm and rest a few minutes</text:p>
            </text:list-header>
          </text:list>
        </text:list-item>
      </text:list>
      <text:list xml:id="list35782441" text:continue-list="list3576522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577238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576928691858207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77448417033667046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81266832195577541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2751205704269429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7708506489113605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22293096774702787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5775009"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77298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127989754150595464"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823113681850493482"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082160216849864546"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062932599296916386"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19T15:51:25.67</dc:date>
    <dc:creator>James Lombardi</dc:creator>
    <meta:editing-duration>P19DT2H53M</meta:editing-duration>
    <meta:editing-cycles>1500</meta:editing-cycles>
    <meta:generator>OpenOffice/4.1.2$Win32 OpenOffice.org_project/412m3$Build-9782</meta:generator>
    <meta:document-statistic meta:table-count="0" meta:image-count="9" meta:object-count="0" meta:page-count="157" meta:paragraph-count="4496" meta:word-count="49071" meta:character-count="252037"/>
  </office:meta>
</office:document-meta>
</file>